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gr1" style:family="graphic">
      <style:graphic-properties draw:textarea-horizontal-align="justify" draw:textarea-vertical-align="middle" draw:auto-grow-height="false" fo:min-height="0.014cm" fo:min-width="2.1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5.983cm" fo:min-width="0.0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87cm" fo:min-width="1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8.532cm" fo:min-width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146cm" fo:min-width="1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2.778cm" fo:min-width="0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2.82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1.251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1.321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1.205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1.229cm" fo:min-width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textarea-horizontal-align="justify" draw:textarea-vertical-align="middle" draw:auto-grow-height="false" fo:min-height="2.175cm" fo:min-width="5.7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2.175cm" fo:min-width="4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1.363cm" fo:min-width="2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974cm" fo:min-width="4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974cm" fo:min-width="1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6" draw:text-style-name="P3" svg:width="5.187cm" svg:height="2.408cm" svg:x="2.605cm" svg:y="3.955cm"><text:p text:style-name="P3">Declare lis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19" draw:text-style-name="P3" svg:width="2.389cm" svg:height="1.377cm" svg:x="9.405cm" svg:y="7.923cm"><text:p text:style-name="P3"><text:s text:c="4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_0" draw:style-name="gr18" draw:text-style-name="P3" svg:width="6.377cm" svg:height="1.377cm" svg:x="1.97cm" svg:y="1.175cm"><text:p text:style-name="P3"><text:s text:c="16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_0" draw:style-name="gr16" draw:text-style-name="P3" svg:width="5.187cm" svg:height="2.408cm" svg:x="2.949cm" svg:y="11.548cm"><text:p text:style-name="P3"><text:s/>def sumrev(List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_1" draw:style-name="gr16" draw:text-style-name="P3" svg:width="5.187cm" svg:height="2.408cm" svg:x="2.531cm" svg:y="7.632cm"><text:p text:style-name="P3"><text:s/>Print(“Sum of List Of </text:p><text:p text:style-name="P3">Element = “,</text:p><text:p text:style-name="P3">sumrev([1,2,3,51,10])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3_0" draw:style-name="gr17" draw:text-style-name="P3" svg:width="5.028cm" svg:height="2.726cm" svg:x="2.711cm" svg:y="15.252cm"><text:p text:style-name="P3">If len(List)==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name="Shape1_3" draw:style-name="gr16" draw:text-style-name="P3" svg:width="5.187cm" svg:height="2.408cm" svg:x="0.593cm" svg:y="19.84cm"><text:p text:style-name="P3">return List[0]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_4" draw:style-name="gr15" draw:text-style-name="P3" svg:width="5.998cm" svg:height="2.408cm" svg:x="6.696cm" svg:y="19.681cm"><text:p text:style-name="P3">return List[0] + sumrev(List[1:]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4" draw:style-name="gr14" svg:width="0.107cm" svg:height="1.405cm" svg:x="4.664cm" svg:y="2.5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5" draw:style-name="gr13" svg:width="0.16cm" svg:height="1.377cm" svg:x="4.928cm" svg:y="6.1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6" draw:style-name="gr12" svg:width="0.212cm" svg:height="1.509cm" svg:x="4.981cm" svg:y="10.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7" draw:style-name="gr11" svg:width="0.292cm" svg:height="1.43cm" svg:x="5.034cm" svg:y="13.9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8" draw:style-name="gr10" svg:width="0.366cm" svg:height="3.229cm" svg:x="7.606cm" svg:y="16.5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11" draw:style-name="gr9" svg:width="0.371cm" svg:height="3.176cm" svg:x="2.494cm" svg:y="16.6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4" draw:name="Shape15_0" draw:style-name="gr8" draw:text-style-name="P2" svg:width="0.821cm" svg:height="0.742cm" svg:x="1.674cm" svg:y="17.687cm"><draw:text-box><text:p>True</text:p></draw:text-box></draw:frame><draw:custom-shape text:anchor-type="paragraph" draw:z-index="15" draw:name="Shape9" draw:style-name="gr7" svg:width="1.795cm" svg:height="0.292cm" svg:x="7.717cm" svg:y="8.3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6" draw:name="Shape15_1" draw:style-name="gr6" draw:text-style-name="P2" svg:width="1.371cm" svg:height="0.976cm" svg:x="6.098cm" svg:y="17.819cm"><draw:text-box><text:p>False</text:p></draw:text-box></draw:frame><draw:custom-shape text:anchor-type="paragraph" draw:z-index="17" draw:name="Shape10" draw:style-name="gr5" svg:width="0.345cm" svg:height="9.748cm" svg:x="9.167cm" svg:y="9.85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12" draw:style-name="gr4" svg:width="1.826cm" svg:height="0.371cm" svg:x="7.553cm" svg:y="9.72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Shape13" draw:style-name="gr3" svg:width="0.133cm" svg:height="6.838cm" svg:x="10.432cm" svg:y="12.84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0" draw:name="Shape16" draw:style-name="gr2" draw:text-style-name="P1" svg:width="2.911cm" svg:height="1.463cm" svg:x="10.564cm" svg:y="15.755cm"><draw:text-box><text:p>Until list not reach to last element</text:p></draw:text-box></draw:frame><draw:custom-shape text:anchor-type="paragraph" draw:z-index="21" draw:name="Shape14" draw:style-name="gr1" svg:width="2.43cm" svg:height="0.027cm" svg:x="8.135cm" svg:y="12.84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7:58:55.247955378</meta:creation-date>
    <dc:date>2021-03-06T17:57:33.784712911</dc:date>
    <meta:editing-duration>PT2H9M41S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